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20C4E5827CE1CE1EE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0626in" svg:height="5.4583in" draw:z-index="0"><draw:image xlink:href="Pictures/10000000000002460000020C4E5827CE1CE1EE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21:55:02.820708913</meta:creation-date>
    <dc:date>2023-06-06T21:55:28.798717833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